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Black'" style:font-family-asian="'Arial Black'" style:font-family-complex="'Arial Black'"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uring the ideation phase of transparent education data management, the focus is on generating innovative ideas and concepts for improving data transparency, accessibility, accuracy, and security in educational institutions. Here are some key steps and considerations for this phase:</text:span></text:p>
      <text:p text:style-name="P1"><text:span text:style-name="T1"/></text:p>
      <text:p text:style-name="P1"><text:span text:style-name="T1">1. *Brainstorming Sessions:* Engage with a diverse group of stakeholders, including educators, administrators, parents, and students, in brainstorming sessions to collect a wide range of ideas for improving education data management.</text:span></text:p>
      <text:p text:style-name="P1"><text:span text:style-name="T1"/></text:p>
      <text:p text:style-name="P1"><text:span text:style-name="T1">2. *Concept Development:* Transform ideas into concrete concepts and solutions. Consider how technology, data analytics, and policy changes can be leveraged to address the identified challenges.</text:span></text:p>
      <text:p text:style-name="P1"><text:span text:style-name="T1"/></text:p>
      <text:p text:style-name="P1"><text:span text:style-name="T1">3. *User-Centered Design:* Keep the end-users in mind throughout the ideation phase. Focus on user experience and design solutions that are intuitive and user-friendly.</text:span></text:p>
      <text:p text:style-name="P1"><text:span text:style-name="T1"/></text:p>
      <text:p text:style-name="P1"><text:span text:style-name="T1">4. *Data Integration:* Explore ways to integrate data from various sources and data silos to create a unified and comprehensive view of education data. Consider using application programming interfaces (APIs) and data connectors.</text:span></text:p>
      <text:p text:style-name="P1"><text:span text:style-name="T1"/></text:p>
      <text:p text:style-name="P1"><text:span text:style-name="T1">5. *Analytics and Reporting:* Develop ideas for advanced analytics and reporting tools that provide valuable insights to educators and administrators, helping them make data-informed decisions.</text:span></text:p>
      <text:p text:style-name="P1"><text:span text:style-name="T1"/></text:p>
      <text:p text:style-name="P1"><text:span text:style-name="T1">6. *Open Data Initiatives:* Consider open data policies that allow for the transparent sharing of certain educational data with the public, researchers, and policymakers.</text:span></text:p>
      <text:p text:style-name="P1"><text:span text:style-name="T1"/></text:p>
      <text:p text:style-name="P1"><text:span text:style-name="T1">7. *Blockchain Technology:* Explore the potential of blockchain technology for securely and transparently storing and sharing education data, ensuring data integrity and security.</text:span></text:p>
      <text:p text:style-name="P1"><text:span text:style-name="T1"/></text:p>
      <text:p text:style-name="P1"><text:span text:style-name="T1">8. *Mobile and Cloud Solutions:* Develop ideas for mobile apps and cloud-based solutions that make education data accessible to stakeholders anytime, anywhere.</text:span></text:p>
      <text:p text:style-name="P1"><text:span text:style-name="T1"/></text:p>
      <text:p text:style-name="P1"><text:span text:style-name="T1">9. *Data Privacy and Security Measures:* Ideate on robust security measures, encryption techniques, and access control mechanisms to protect sensitive student and staff data.</text:span></text:p>
      <text:p text:style-name="P1"><text:span text:style-name="T1"/></text:p>
      <text:p text:style-name="P1"><text:span text:style-name="T1">10. *Feedback Loops:* Create mechanisms for continuous feedback and improvement, allowing users to report data inaccuracies and suggest enhancements.</text:span></text:p>
      <text:p text:style-name="P1"><text:span text:style-name="T1"/></text:p>
      <text:p text:style-name="P1"><text:span text:style-name="T1">11. *Machine Learning and AI:* Investigate how machine learning and artificial intelligence can be used to predict student performance, identify trends, and improve the quality of education.</text:span></text:p>
      <text:p text:style-name="P1"><text:span text:style-name="T1"/></text:p>
      <text:p text:style-name="P1"><text:span text:style-name="T1">12. *Customization and Scalability:* Ensure that the solutions are customizable to meet the unique needs of different educational institutions and scalable to accommodate future growth.</text:span></text:p>
      <text:p text:style-name="P1"><text:span text:style-name="T1"/></text:p>
      <text:p text:style-name="P1"><text:span text:style-name="T1">13. *Compliance Frameworks:* Develop ideas for compliance frameworks and policies that help educational institutions adhere to data privacy regulations and standards.</text:span></text:p>
      <text:p text:style-name="P1"><text:span text:style-name="T1"/></text:p>
      <text:p text:style-name="P1"><text:span text:style-name="T1">14. *Budget and Resource Planning:* Consider the financial and human resources required to implement and maintain the proposed solutions.</text:span></text:p>
      <text:p text:style-name="P1"><text:span text:style-name="T1"/></text:p>
      <text:p text:style-name="P1"><text:span text:style-name="T1">15. *Pilot Programs:* Explore the possibility of running pilot programs to test and refine the proposed data management solutions in real educational settings.</text:span></text:p>
      <text:p text:style-name="P1"><text:span text:style-name="T1"/></text:p>
      <text:p text:style-name="P1"><text:span text:style-name="T1">The ideation phase should result in a range of innovative concepts and solutions that can be further evaluated, refined, and prioritized for implementation in the transparent education data management system. These ideas should align with the identified needs and challenges of the education secto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